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e05fb" officeooo:paragraph-rsid="001e05fb"/>
    </style:style>
    <style:style style:name="P2" style:family="paragraph" style:parent-style-name="Text_20_body">
      <style:text-properties officeooo:rsid="001e05fb" officeooo:paragraph-rsid="001e05fb"/>
    </style:style>
    <style:style style:name="P3" style:family="paragraph" style:parent-style-name="Text_20_body">
      <style:text-properties officeooo:rsid="001f47ce" officeooo:paragraph-rsid="001f47ce"/>
    </style:style>
    <style:style style:name="P4" style:family="paragraph" style:parent-style-name="Text_20_body">
      <style:text-properties officeooo:rsid="00235043" officeooo:paragraph-rsid="00235043"/>
    </style:style>
    <style:style style:name="P5" style:family="paragraph" style:parent-style-name="Text_20_body">
      <style:text-properties officeooo:rsid="0025e813" officeooo:paragraph-rsid="0025e813"/>
    </style:style>
    <style:style style:name="T1" style:family="text">
      <style:text-properties officeooo:rsid="001fe50e"/>
    </style:style>
    <style:style style:name="T2" style:family="text">
      <style:text-properties officeooo:rsid="0021bfca"/>
    </style:style>
    <style:style style:name="T3" style:family="text">
      <style:text-properties officeooo:rsid="0023b45a"/>
    </style:style>
    <style:style style:name="T4" style:family="text">
      <style:text-properties officeooo:rsid="0026b954"/>
    </style:style>
    <style:style style:name="T5" style:family="text">
      <style:text-properties officeooo:rsid="00275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/text:p>
      <text:p text:style-name="P2"/>
      <text:p text:style-name="P2">Datum: 21.06.2016, 14:20 – <text:span text:style-name="T5">17:15</text:span></text:p>
      <text:p text:style-name="P2">Teilnehmer: Antonia Pütz, Benedikt Schmeitz, Marcel Käufler, Simon Weber, Luisa Schuhmacher</text:p>
      <text:p text:style-name="P3">Lesen/Verstehen der Aufgabenstellung</text:p>
      <text:p text:style-name="P3">Einrichten von git, <text:span text:style-name="T1">gradle...</text:span></text:p>
      <text:p text:style-name="P3">Erstellen des repository, <text:span text:style-name="T2">herumprobieren</text:span></text:p>
      <text:p text:style-name="P4">Brainstorming:</text:p>
      <text:p text:style-name="P4"><text:tab/><text:span text:style-name="T3">Teilaufgaben (ganz grob: GUI, Logik)</text:span></text:p>
      <text:p text:style-name="P4"><text:tab/><text:span text:style-name="T3">User Stories (Katalogauswahl, Editor, Executor), s. brainstorming.txt</text:span></text:p>
      <text:p text:style-name="P5">Aufgabe<text:span text:style-name="T4">n</text:span>verteilung:</text:p>
      <text:p text:style-name="P5"><text:tab/>Antonia: Grundgerüst GUI</text:p>
      <text:p text:style-name="P5"><text:tab/>Marcel: Katalogauswahl (Dateiformat Tests)</text:p>
      <text:p text:style-name="P5"><text:tab/>Benedikt, Simon: Logik des Editors (CRC – Karten, Pseudo – Code)</text:p>
      <text:p text:style-name="P5"><text:tab/>Luisa: Logik des Executors (Bibliothe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a </meta:initial-creator>
    <meta:creation-date>2016-06-21T14:21:53.701916806</meta:creation-date>
    <dc:date>2016-06-21T17:14:47.050632086</dc:date>
    <dc:creator>Luisa </dc:creator>
    <meta:editing-duration>PT1H37M9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1" meta:paragraph-count="14" meta:word-count="62" meta:character-count="550" meta:non-whitespace-character-count="493"/>
  </office:meta>
</office:document-meta>
</file>